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font-size="14pt" fo:font-weight="bold" officeooo:rsid="000b5378" officeooo:paragraph-rsid="000b5378" style:font-size-asian="14pt" style:font-weight-asian="bold" style:font-size-complex="14pt" style:font-weight-complex="bold"/>
    </style:style>
    <style:style style:name="P2" style:family="paragraph" style:parent-style-name="Standard" style:list-style-name="L1">
      <style:paragraph-properties fo:line-height="115%" fo:text-align="justify" style:justify-single-word="false"/>
      <style:text-properties fo:font-size="14pt" fo:font-weight="normal" officeooo:rsid="000b5378" officeooo:paragraph-rsid="000b5378" style:font-size-asian="14pt" style:font-weight-asian="normal" style:font-size-complex="14pt" style:font-weight-complex="normal"/>
    </style:style>
    <style:style style:name="P3" style:family="paragraph" style:parent-style-name="Standard" style:list-style-name="L2">
      <style:paragraph-properties fo:line-height="115%" fo:text-align="justify" style:justify-single-word="false"/>
      <style:text-properties fo:font-size="14pt" fo:font-weight="normal" officeooo:rsid="000b5378" officeooo:paragraph-rsid="000b5378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15%" fo:text-align="justify" style:justify-single-word="false"/>
      <style:text-properties fo:font-size="14pt" fo:font-weight="normal" officeooo:rsid="000b5378" officeooo:paragraph-rsid="000b5378" style:font-size-asian="14pt" style:font-weight-asian="normal" style:font-size-complex="14pt" style:font-weight-complex="normal"/>
    </style:style>
    <style:style style:name="P5" style:family="paragraph" style:parent-style-name="Standard" style:list-style-name="L3">
      <style:paragraph-properties fo:line-height="115%" fo:text-align="justify" style:justify-single-word="false"/>
      <style:text-properties fo:font-size="14pt" fo:font-weight="normal" officeooo:rsid="000b5378" officeooo:paragraph-rsid="000b5378" style:font-size-asian="14pt" style:font-weight-asian="normal" style:font-size-complex="14pt" style:font-weight-complex="normal"/>
    </style:style>
    <style:style style:name="P6" style:family="paragraph" style:parent-style-name="Standard" style:list-style-name="L3">
      <style:paragraph-properties fo:line-height="115%" fo:text-align="justify" style:justify-single-word="false"/>
      <style:text-properties fo:font-size="14pt" fo:font-weight="normal" officeooo:rsid="000c26cb" officeooo:paragraph-rsid="000c26cb" style:font-size-asian="14pt" style:font-weight-asian="normal" style:font-size-complex="14pt" style:font-weight-complex="normal"/>
    </style:style>
    <style:style style:name="P7" style:family="paragraph" style:parent-style-name="Standard" style:list-style-name="L3">
      <style:paragraph-properties fo:line-height="115%" fo:text-align="justify" style:justify-single-word="false"/>
      <style:text-properties fo:font-size="14pt" fo:font-weight="normal" officeooo:rsid="000c26cb" officeooo:paragraph-rsid="000de68e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line-height="115%" fo:text-align="justify" style:justify-single-word="false"/>
      <style:text-properties fo:font-size="14pt" fo:font-weight="normal" officeooo:rsid="000de68e" officeooo:paragraph-rsid="000de68e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line-height="115%" fo:text-align="justify" style:justify-single-word="false"/>
      <style:text-properties fo:font-size="14pt" fo:font-weight="normal" officeooo:rsid="000de68e" officeooo:paragraph-rsid="000f299f" style:font-size-asian="14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line-height="115%" fo:text-align="justify" style:justify-single-word="false"/>
      <style:text-properties fo:font-size="14pt" fo:font-weight="normal" officeooo:rsid="000f299f" officeooo:paragraph-rsid="000f299f" style:font-size-asian="14pt" style:font-weight-asian="normal" style:font-size-complex="14pt" style:font-weight-complex="normal"/>
    </style:style>
    <style:style style:name="P11" style:family="paragraph" style:parent-style-name="Standard" style:list-style-name="L4">
      <style:paragraph-properties fo:line-height="115%" fo:text-align="justify" style:justify-single-word="false"/>
      <style:text-properties fo:font-size="14pt" fo:font-weight="normal" officeooo:rsid="000f299f" officeooo:paragraph-rsid="000f299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15%" fo:text-align="justify" style:justify-single-word="false"/>
      <style:text-properties fo:font-size="14pt" fo:font-weight="normal" officeooo:rsid="000f299f" officeooo:paragraph-rsid="000f299f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15%" fo:text-align="justify" style:justify-single-word="false"/>
      <style:text-properties fo:font-size="14pt" fo:font-weight="normal" officeooo:rsid="000f5091" officeooo:paragraph-rsid="000f5091" style:font-size-asian="14pt" style:font-weight-asian="normal" style:font-size-complex="14pt" style:font-weight-complex="normal"/>
    </style:style>
    <style:style style:name="P14" style:family="paragraph" style:parent-style-name="Standard" style:list-style-name="L5">
      <style:paragraph-properties fo:line-height="115%" fo:text-align="justify" style:justify-single-word="false"/>
      <style:text-properties fo:font-size="14pt" fo:font-weight="normal" officeooo:rsid="0010060c" officeooo:paragraph-rsid="0010060c" style:font-size-asian="14pt" style:font-weight-asian="normal" style:font-size-complex="14pt" style:font-weight-complex="normal"/>
    </style:style>
    <style:style style:name="T1" style:family="text">
      <style:text-properties officeooo:rsid="000c26cb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de68e"/>
    </style:style>
    <style:style style:name="T4" style:family="text">
      <style:text-properties officeooo:rsid="000f299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unicación entre componentes</text:p>
      <text:list xml:id="list3450173781" text:style-name="L1">
        <text:list-item>
          <text:p text:style-name="P2">Crea dos componentes:</text:p>
        </text:list-item>
      </text:list>
      <text:list text:style-name="L2">
        <text:list-item>
          <text:list>
            <text:list-item>
              <text:p text:style-name="P3"><text:span text:style-name="T1">Componente padre o principal</text:span>, tendrá un estado <text:span text:style-name="T4">llamado </text:span><text:span text:style-name="T1">vehículo</text:span>Seleccionado</text:p>
            </text:list-item>
            <text:list-item>
              <text:p text:style-name="P3"><text:span text:style-name="T1">Componente hijo</text:span>, mostrará 3 boton<text:span text:style-name="T1">e</text:span>s: “<text:span text:style-name="T1">coche</text:span>”, “<text:span text:style-name="T1">moto</text:span>” y “<text:span text:style-name="T1">bicicleta</text:span>”</text:p>
            </text:list-item>
          </text:list>
        </text:list-item>
      </text:list>
      <text:p text:style-name="P4"><text:tab/><text:span text:style-name="T2">Requisitos:</text:span></text:p>
      <text:list text:style-name="L3">
        <text:list-item>
          <text:list>
            <text:list-item>
              <text:p text:style-name="P5">E<text:span text:style-name="T1">l componente padre</text:span> pasa la función con on<text:span text:style-name="T1">Vehiculo</text:span>Click={mostrar<text:span text:style-name="T1">Coche</text:span>} <text:span text:style-name="T3">al componente hijo (paso por referencia)</text:span></text:p>
              <text:p text:style-name="P6"/>
            </text:list-item>
            <text:list-item>
              <text:p text:style-name="P5">E<text:span text:style-name="T1">l componente hijo </text:span>usa on<text:span text:style-name="T1">Vehiculo</text:span>Click={(<text:span text:style-name="T1">vehiculo</text:span>)=&gt; mostrar<text:span text:style-name="T1">Vehiculo</text:span>(<text:span text:style-name="T1">vehiculo</text:span>.toUpperCase())} <text:span text:style-name="T3">desde el componente padre. (función intermedia, modifica el dato)</text:span></text:p>
            </text:list-item>
          </text:list>
          <text:p text:style-name="P5"/>
          <text:list text:continue-numbering="true">
            <text:list-item>
              <text:p text:style-name="P7"><text:span text:style-name="T3">La función </text:span>mostrarCoche cambia el estado del componente padre <text:span text:style-name="T3">mostrando por consola el vehículo seleccionado.</text:span></text:p>
              <text:p text:style-name="P5"/>
            </text:list-item>
          </text:list>
        </text:list-item>
      </text:list>
      <text:list text:continue-list="list3450173781" text:style-name="L1">
        <text:list-item>
          <text:p text:style-name="P8">Crea dos componentes:</text:p>
          <text:list>
            <text:list-item>
              <text:p text:style-name="P9">El componente padre <text:span text:style-name="T4">crea un array de frutas: manzana, pera, melocotón, plátano, granada, mango.</text:span></text:p>
            </text:list-item>
            <text:list-item>
              <text:p text:style-name="P10">El componente hijo recorrerá el array y mostrará un botón por cada fruta. Cuando haga clic: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11">Si pasas la función directamente (referencia), mostrará el nombre original</text:p>
                </text:list-item>
                <text:list-item>
                  <text:p text:style-name="P11">Si la pasas con una función intermedia (encapsulada), mostrará solo las frutas que empiezan por “M”.</text:p>
                </text:list-item>
              </text:list>
            </text:list-item>
          </text:list>
        </text:list-item>
      </text:list>
      <text:p text:style-name="P12"><text:tab/><text:span text:style-name="T2">Requisitos:</text:span></text:p>
      <text:list text:style-name="L5">
        <text:list-item>
          <text:list>
            <text:list-item>
              <text:p text:style-name="P14">Usa map para renderizar los botones en el hijo</text:p>
            </text:list-item>
            <text:list-item>
              <text:p text:style-name="P14">Usa filter en la función padre para filtrar las frutas</text:p>
            </text:list-item>
            <text:list-item>
              <text:p text:style-name="P14">Muestra por pantalla y por consola el resultado</text:p>
            </text:list-item>
          </text:list>
        </text:list-item>
      </text:list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10:20:06.685422772</meta:creation-date>
    <dc:date>2025-11-14T13:46:15.615121617</dc:date>
    <meta:editing-duration>PT40M58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20" meta:word-count="173" meta:character-count="1142" meta:non-whitespace-character-count="1001"/>
  </office:meta>
</office:document-meta>
</file>